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411cm" svg:stroke-color="#1932c8" draw:marker-start-width="2.317cm" draw:marker-end-width="2.317cm" draw:fill-color="#1932c8" draw:opacity="0%" draw:textarea-horizontal-align="justify" draw:textarea-vertical-align="middle" draw:auto-grow-height="false" fo:min-height="7.32cm" fo:min-width="7.07cm" fo:padding-top="0.831cm" fo:padding-bottom="0.831cm" fo:padding-left="0.956cm" fo:padding-right="0.956cm"/>
    </style:style>
    <style:style style:name="gr2" style:family="graphic" style:parent-style-name="standard">
      <style:graphic-properties svg:stroke-width="1.411cm" svg:stroke-color="#1932c8" draw:marker-start-width="2.317cm" draw:marker-end-width="2.317cm" svg:stroke-linecap="round" draw:fill-color="#1932c8" draw:textarea-vertical-align="middle" fo:padding-top="0.831cm" fo:padding-bottom="0.831cm" fo:padding-left="0.956cm" fo:padding-right="0.956cm"/>
    </style:style>
    <style:style style:name="P1" style:family="paragraph">
      <loext:graphic-properties draw:fill-color="#1932c8" draw:opacity="0%"/>
      <style:paragraph-properties fo:text-align="center"/>
    </style:style>
    <style:style style:name="P2" style:family="paragraph">
      <loext:graphic-properties draw:fill-color="#1932c8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6.3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5.4cm" svg:height="17.778cm" draw:transform="rotate (-3.14159265358979) translate (25.4cm 34.288cm)" draw:kind="arc" draw:start-angle="180" draw:end-angle="0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5T15:21:02.268664636</meta:creation-date>
    <dc:date>2022-03-25T21:44:32.846432438</dc:date>
    <meta:editing-duration>PT14M5S</meta:editing-duration>
    <meta:editing-cycles>3</meta:editing-cycles>
    <meta:generator>LibreOffice/7.3.1.3$Linux_X86_64 LibreOffice_project/30$Build-3</meta:generator>
    <meta:document-statistic meta:object-count="2"/>
  </office:meta>
</office:document-meta>
</file>